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25:01.09368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G135 | No Col</text:p>
          </table:table-cell>
          <table:table-cell table:style-name="ce19" office:value-type="string" calcext:value-type="string">
            <text:p>R365 | G840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25:02.678173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24:46.800389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1" office:value-type="string" calcext:value-type="string">
            <text:p>UPDATED:</text:p>
          </table:table-cell>
          <table:table-cell table:style-name="ce25" table:formula="of:=NOW()" office:value-type="date" office:date-value="2017-03-19T13:25:05.119151" calcext:value-type="date">
            <text:p>3/19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3" table:number-rows-spanned="1">
            <text:p>WILNER THEATRE</text:p>
          </table:table-cell>
          <table:covered-table-cell table:number-columns-repeated="2" table:style-name="ce13"/>
          <table:table-cell table:style-name="ce13" table:number-columns-spanned="5" table:number-rows-spanned="1"/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Prac lamp DSL (Needs power)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25:09.453275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0H37M00S" calcext:value-type="time">
            <text:p>0:37:0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number-style style:name="N159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2:54:32.974262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9T13:25:09.015028118</dc:date>
    <meta:print-date>2011-03-18T12:21:47</meta:print-date>
    <meta:editing-cycles>86</meta:editing-cycles>
    <meta:editing-duration>PT13H7M29S</meta:editing-duration>
    <meta:generator>LibreOffice/4.3.3.2$Linux_X86_64 LibreOffice_project/430m0$Build-2</meta:generator>
    <meta:document-statistic meta:table-count="5" meta:cell-count="546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